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itoNotExtensible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itoNotExtensibleTest.anonymousClassImplementingNotExtensible_shouldWa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ockitoNotExtensibleTest.anonymousClassImplementingOtherAnnotation_shouldNotWa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ockitoNotExtensibleTest.notExtensibleSubclass_shouldWa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